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09cm" style:rel-column-width="10124*"/>
    </style:style>
    <style:style style:name="Tabella1.B" style:family="table-column">
      <style:table-column-properties style:column-width="3.408cm" style:rel-column-width="11165*"/>
    </style:style>
    <style:style style:name="Tabella1.C" style:family="table-column">
      <style:table-column-properties style:column-width="3.302cm" style:rel-column-width="10818*"/>
    </style:style>
    <style:style style:name="Tabella1.D" style:family="table-column">
      <style:table-column-properties style:column-width="3.701cm" style:rel-column-width="12124*"/>
    </style:style>
    <style:style style:name="Tabella1.E" style:family="table-column">
      <style:table-column-properties style:column-width="3.094cm" style:rel-column-width="10136*"/>
    </style:style>
    <style:style style:name="Tabella1.F" style:family="table-column">
      <style:table-column-properties style:column-width="3.408cm" style:rel-column-width="11168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089cm" style:rel-column-width="1751*"/>
    </style:style>
    <style:style style:name="Tabella2.B" style:family="table-column">
      <style:table-column-properties style:column-width="3.408cm" style:rel-column-width="1932*"/>
    </style:style>
    <style:style style:name="Tabella2.C" style:family="table-column">
      <style:table-column-properties style:column-width="3.302cm" style:rel-column-width="1872*"/>
    </style:style>
    <style:style style:name="Tabella2.D" style:family="table-column">
      <style:table-column-properties style:column-width="3.701cm" style:rel-column-width="2098*"/>
    </style:style>
    <style:style style:name="Tabella2.E" style:family="table-column">
      <style:table-column-properties style:column-width="3.094cm" style:rel-column-width="1754*"/>
    </style:style>
    <style:style style:name="Tabella2.F" style:family="table-column">
      <style:table-column-properties style:column-width="3.41cm" style:rel-column-width="1933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d7729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dff89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d7729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dff89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officeooo:paragraph-rsid="009d7729"/>
    </style:style>
    <style:style style:name="P14" style:family="paragraph" style:parent-style-name="Header">
      <style:text-properties style:font-name="Arial" officeooo:paragraph-rsid="009dff89"/>
    </style:style>
    <style:style style:name="P15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16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85cm" style:rel-width="96%" svg:height="2.002cm" style:rel-height="69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33cm" style:rel-width="95%" svg:height="1.886cm" style:rel-height="65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F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22cm" style:rel-width="94%" svg:height="1.944cm" style:rel-height="67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4"><draw:frame draw:style-name="fr1" draw:name="Cornice2" text:anchor-type="as-char" svg:width="3.085cm" style:rel-width="96%" svg:height="2.002cm" style:rel-height="69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4"><draw:frame draw:style-name="fr1" draw:name="Cornice3" text:anchor-type="as-char" svg:width="3.33cm" style:rel-width="95%" svg:height="1.886cm" style:rel-height="65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4"><draw:frame draw:style-name="fr1" draw:name="Cornice4" text:anchor-type="as-char" svg:width="3.022cm" style:rel-width="94%" svg:height="1.944cm" style:rel-height="67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59:55.499000000</dc:date>
    <meta:editing-duration>PT8H46M3S</meta:editing-duration>
    <meta:editing-cycles>138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